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89cm" fo:min-width="2.9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898cm" svg:height="2.599cm" svg:x="2.206cm" svg:y="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195cm" svg:height="0.962cm" svg:x="3.591cm" svg:y="3.091cm">
          <draw:text-box>
            <text:p>G1G1</text:p>
          </draw:text-box>
        </draw:frame>
        <draw:frame draw:style-name="gr3" draw:text-style-name="P2" draw:layer="layout" svg:width="3.2cm" svg:height="1.2cm" svg:x="3.3cm" svg:y="1cm">
          <draw:text-box>
            <text:p>Parent s</text:p>
          </draw:text-box>
        </draw:frame>
        <draw:custom-shape draw:style-name="gr1" draw:text-style-name="P1" draw:layer="layout" svg:width="4.898cm" svg:height="2.599cm" svg:x="8.007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195cm" svg:height="0.962cm" svg:x="9.392cm" svg:y="3.092cm">
          <draw:text-box>
            <text:p>G1G1</text:p>
          </draw:text-box>
        </draw:frame>
        <draw:frame draw:style-name="gr3" draw:text-style-name="P2" draw:layer="layout" svg:width="3.2cm" svg:height="1.2cm" svg:x="9.101cm" svg:y="1.001cm">
          <draw:text-box>
            <text:p>Parent d</text:p>
          </draw:text-box>
        </draw:frame>
        <draw:custom-shape draw:style-name="gr1" draw:text-style-name="P1" draw:layer="layout" svg:width="4.898cm" svg:height="2.599cm" svg:x="4.693cm" svg:y="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399cm" svg:height="1.1cm" svg:x="5.602cm" svg:y="8.6cm">
          <draw:text-box>
            <text:p>Offspring i </text:p>
          </draw:text-box>
        </draw:frame>
        <draw:frame draw:style-name="gr2" draw:text-style-name="P2" draw:layer="layout" svg:width="2.195cm" svg:height="0.962cm" svg:x="6.096cm" svg:y="6.329cm">
          <draw:text-box>
            <text:p>G1G1</text:p>
          </draw:text-box>
        </draw:frame>
        <draw:line draw:style-name="gr5" draw:text-style-name="P1" draw:layer="layout" svg:x1="5.491cm" svg:y1="4.991cm" svg:x2="5.991cm" svg:y2="5.791cm">
          <text:p/>
        </draw:line>
        <draw:line draw:style-name="gr6" draw:text-style-name="P1" draw:layer="layout" svg:x1="9.491cm" svg:y1="4.991cm" svg:x2="8.791cm" svg:y2="5.991cm">
          <text:p/>
        </draw:line>
        <draw:custom-shape draw:style-name="gr1" draw:text-style-name="P1" draw:layer="layout" svg:width="4.898cm" svg:height="2.599cm" svg:x="15.792cm" svg:y="2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195cm" svg:height="0.962cm" svg:x="17.177cm" svg:y="3.182cm">
          <draw:text-box>
            <text:p>G2G2</text:p>
          </draw:text-box>
        </draw:frame>
        <draw:frame draw:style-name="gr3" draw:text-style-name="P2" draw:layer="layout" svg:width="3.2cm" svg:height="1.2cm" svg:x="16.886cm" svg:y="1.091cm">
          <draw:text-box>
            <text:p>Parent s</text:p>
          </draw:text-box>
        </draw:frame>
        <draw:custom-shape draw:style-name="gr1" draw:text-style-name="P1" draw:layer="layout" svg:width="4.898cm" svg:height="2.599cm" svg:x="21.593cm" svg:y="2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195cm" svg:height="0.962cm" svg:x="22.978cm" svg:y="3.183cm">
          <draw:text-box>
            <text:p>G2G2</text:p>
          </draw:text-box>
        </draw:frame>
        <draw:frame draw:style-name="gr3" draw:text-style-name="P2" draw:layer="layout" svg:width="3.2cm" svg:height="1.2cm" svg:x="22.687cm" svg:y="1.092cm">
          <draw:text-box>
            <text:p>Parent d</text:p>
          </draw:text-box>
        </draw:frame>
        <draw:custom-shape draw:style-name="gr1" draw:text-style-name="P1" draw:layer="layout" svg:width="4.898cm" svg:height="2.599cm" svg:x="18.279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195cm" svg:height="0.962cm" svg:x="19.682cm" svg:y="6.42cm">
          <draw:text-box>
            <text:p>G2G2</text:p>
          </draw:text-box>
        </draw:frame>
        <draw:line draw:style-name="gr5" draw:text-style-name="P1" draw:layer="layout" svg:x1="19.077cm" svg:y1="5.082cm" svg:x2="19.577cm" svg:y2="5.882cm">
          <text:p/>
        </draw:line>
        <draw:line draw:style-name="gr6" draw:text-style-name="P1" draw:layer="layout" svg:x1="23.077cm" svg:y1="5.082cm" svg:x2="22.377cm" svg:y2="6.082cm">
          <text:p/>
        </draw:line>
        <draw:frame draw:style-name="gr4" draw:text-style-name="P2" draw:layer="layout" svg:width="3.399cm" svg:height="1.1cm" svg:x="19.092cm" svg:y="8.691cm">
          <draw:text-box>
            <text:p>Offspring i </text:p>
          </draw:text-box>
        </draw:frame>
        <draw:custom-shape draw:style-name="gr1" draw:text-style-name="P1" draw:layer="layout" svg:width="4.898cm" svg:height="2.599cm" svg:x="9.092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195cm" svg:height="0.962cm" svg:x="10.477cm" svg:y="13.282cm">
          <draw:text-box>
            <text:p>G1G1</text:p>
          </draw:text-box>
        </draw:frame>
        <draw:frame draw:style-name="gr3" draw:text-style-name="P2" draw:layer="layout" svg:width="3.2cm" svg:height="1.2cm" svg:x="10.186cm" svg:y="11.191cm">
          <draw:text-box>
            <text:p>Parent s</text:p>
          </draw:text-box>
        </draw:frame>
        <draw:custom-shape draw:style-name="gr1" draw:text-style-name="P1" draw:layer="layout" svg:width="4.898cm" svg:height="2.599cm" svg:x="14.893cm" svg:y="1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195cm" svg:height="0.962cm" svg:x="16.278cm" svg:y="13.283cm">
          <draw:text-box>
            <text:p>G2G2</text:p>
          </draw:text-box>
        </draw:frame>
        <draw:frame draw:style-name="gr3" draw:text-style-name="P2" draw:layer="layout" svg:width="3.2cm" svg:height="1.2cm" svg:x="15.987cm" svg:y="11.192cm">
          <draw:text-box>
            <text:p>Parent d</text:p>
          </draw:text-box>
        </draw:frame>
        <draw:custom-shape draw:style-name="gr1" draw:text-style-name="P1" draw:layer="layout" svg:width="4.898cm" svg:height="2.599cm" svg:x="11.579cm" svg:y="15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399cm" svg:height="1.1cm" svg:x="12.488cm" svg:y="18.791cm">
          <draw:text-box>
            <text:p>Offspring i </text:p>
          </draw:text-box>
        </draw:frame>
        <draw:frame draw:style-name="gr2" draw:text-style-name="P2" draw:layer="layout" svg:width="2.195cm" svg:height="0.962cm" svg:x="12.982cm" svg:y="16.52cm">
          <draw:text-box>
            <text:p>G1G2</text:p>
          </draw:text-box>
        </draw:frame>
        <draw:line draw:style-name="gr5" draw:text-style-name="P1" draw:layer="layout" svg:x1="12.377cm" svg:y1="15.182cm" svg:x2="12.877cm" svg:y2="15.982cm">
          <text:p/>
        </draw:line>
        <draw:line draw:style-name="gr6" draw:text-style-name="P1" draw:layer="layout" svg:x1="16.377cm" svg:y1="15.182cm" svg:x2="15.677cm" svg:y2="16.18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08:32:50.230339739</dc:date>
    <meta:editing-duration>PT8M39S</meta:editing-duration>
    <meta:editing-cycles>7</meta:editing-cycles>
    <meta:generator>LibreOffice/7.5.4.2$MacOSX_AARCH64 LibreOffice_project/36ccfdc35048b057fd9854c757a8b67ec53977b6</meta:generator>
    <meta:document-statistic meta:object-count="33"/>
  </office:meta>
</office:document-meta>
</file>